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2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6" table:default-cell-style-name="ce4"/>
        <table:table-column table:style-name="co6" table:number-columns-repeated="3" table:default-cell-style-name="ce5"/>
        <table:table-row table:style-name="ro1"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table:style-name="ce1"/>
          <table:table-cell table:style-name="ce1" table:formula="of:=COUNTIF([.A1:.G6];&quot;&gt;0&quot;)" office:value-type="float" office:value="25">
            <text:p>25</text:p>
          </table:table-cell>
          <table:table-cell/>
          <table:table-cell table:style-name="ce3" office:value-type="string">
            <text:p>Month</text:p>
          </table:table-cell>
          <table:table-cell table:style-name="Default" office:value-type="string">
            <text:p>export</text:p>
          </table:table-cell>
          <table:table-cell table:style-name="Default" office:value-type="string">
            <text:p>working_days</text:p>
          </table:table-cell>
          <table:table-cell table:style-name="Default" office:value-type="string">
            <text:p>ramadan_days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3"/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table:style-name="ce6"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number-columns-repeated="3"/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number-columns-repeated="4"/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 </text:p>
          </table:table-cell>
          <table:table-cell table:number-columns-repeated="3"/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 </text:p>
          </table:table-cell>
          <table:table-cell table:number-columns-repeated="4" table:style-name="ce1" office:value-type="string">
            <text:p> </text:p>
          </table:table-cell>
          <table:table-cell table:number-columns-repeated="4"/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1"/>
          <table:table-cell table:number-columns-repeated="5"/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1"/>
          <table:table-cell table:number-columns-repeated="5"/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1"/>
          <table:table-cell table:number-columns-repeated="5"/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 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COUNTIF([.A10:.G15];&quot;&gt;0&quot;)" office:value-type="float" office:value="25">
            <text:p>25</text:p>
          </table:table-cell>
          <table:table-cell/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3"/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3"/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number-columns-repeated="3"/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3"/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/>
          <table:table-cell table:style-name="ce1" table:formula="of:=COUNTIF([.A18:.G23];&quot;&gt;0&quot;)" office:value-type="float" office:value="25">
            <text:p>25</text:p>
          </table:table-cell>
          <table:table-cell/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3"/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/>
          <table:table-cell/>
          <table:table-cell table:style-name="ce1"/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/>
          <table:table-cell table:style-name="ce1"/>
          <table:table-cell/>
          <table:table-cell table:style-name="ce1"/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number-columns-repeated="4"/>
          <table:table-cell table:style-name="ce1" table:number-columns-repeated="3"/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table:style-name="ce1" table:number-columns-repeated="8"/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/>
          <table:table-cell/>
          <table:table-cell table:style-name="ce1" table:number-columns-repeated="7"/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table:style-name="ce1" table:formula="of:=COUNTIF([.A26:.G31];&quot;&gt;0&quot;)" office:value-type="float" office:value="25">
            <text:p>25</text:p>
          </table:table-cell>
          <table:table-cell/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number-columns-repeated="4"/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number-columns-repeated="3"/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number-columns-repeated="3"/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number-columns-repeated="4"/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6"/>
          <table:table-cell table:number-columns-repeated="2"/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1" table:formula="of:=COUNTIF([.A33:.G38];&quot;&gt;0&quot;)" office:value-type="float" office:value="19">
            <text:p>19</text:p>
          </table:table-cell>
          <table:table-cell/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4"/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number-columns-repeated="3"/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">
            <text:p>23</text:p>
          </table:table-cell>
          <table:table-cell table:number-columns-repeated="5"/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number-columns-repeated="6"/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 table:formula="of:=COUNTIF([.A40:.G45];&quot;&gt;0&quot;)" office:value-type="float" office:value="25">
            <text:p>25</text:p>
          </table:table-cell>
          <table:table-cell/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number-columns-repeated="3"/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number-columns-repeated="3"/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number-columns-repeated="3"/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number-columns-repeated="6"/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table:formula="of:=COUNTIF([.A47:.G52];&quot;&gt;0&quot;)" office:value-type="float" office:value="26">
            <text:p>26</text:p>
          </table:table-cell>
          <table:table-cell/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3"/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number-columns-repeated="3"/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number-columns-repeated="3"/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number-columns-repeated="4"/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number-columns-repeated="4"/>
          <table:table-cell table:style-name="ce1" table:formula="of:=COUNTIF([.A55:.G60];&quot;&gt;0&quot;)" office:value-type="float" office:value="24">
            <text:p>24</text:p>
          </table:table-cell>
          <table:table-cell/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3"/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3"/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number-columns-repeated="5"/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3"/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4" table:style-name="ce1" office:value-type="string">
            <text:p> </text:p>
          </table:table-cell>
          <table:table-cell/>
          <table:table-cell table:style-name="ce1"/>
          <table:table-cell table:number-columns-repeated="2"/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/>
          <table:table-cell table:style-name="ce1"/>
          <table:table-cell table:style-name="ce1" table:formula="of:=COUNTIF([.A63:.G68];&quot;&gt;0&quot;)" office:value-type="float" office:value="26">
            <text:p>26</text:p>
          </table:table-cell>
          <table:table-cell/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number-columns-repeated="3"/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number-columns-repeated="3"/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number-columns-repeated="6"/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table:formula="of:=COUNTIF([.A72:.G77];&quot;&gt;0&quot;)" office:value-type="float" office:value="26">
            <text:p>26</text:p>
          </table:table-cell>
          <table:table-cell/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3"/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number-columns-repeated="3"/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number-columns-repeated="3"/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number-columns-repeated="4"/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table:formula="of:=COUNTIF([.A79:.G84];&quot;&gt;0&quot;)" office:value-type="float" office:value="25">
            <text:p>25</text:p>
          </table:table-cell>
          <table:table-cell/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3"/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number-columns-repeated="3"/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number-columns-repeated="3"/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number-columns-repeated="7"/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table:style-name="ce1" table:formula="of:=COUNTIF([.A86:.G91];&quot;&gt;0&quot;)" office:value-type="float" office:value="25">
            <text:p>25</text:p>
          </table:table-cell>
          <table:table-cell/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number-columns-repeated="3"/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6">
            <text:p>26</text:p>
          </table:table-cell>
          <table:table-cell table:number-columns-repeated="5"/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number-columns-repeated="5"/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  </number:text>
      <number:year number:style="long"/>
    </number:date-style>
    <number:number-style style:name="N121P0" style:volatile="true">
      <number:text>TRUE</number:text>
    </number:number-style>
    <number:number-style style:name="N121P1" style:volatile="true">
      <number:text>TRUE</number:text>
    </number:number-style>
    <number:number-style style:name="N121">
      <number:text>FALSE</number:text>
      <style:map style:condition="value()&gt;0" style:apply-style-name="N121P0"/>
      <style:map style:condition="value()&lt;0" style:apply-style-name="N121P1"/>
    </number:number-style>
    <number:number-style style:name="N122">
      <number:number number:decimal-places="4" number:min-integer-digits="1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date-style style:name="N124">
      <number:month number:style="long"/>
      <number:text>-</number:text>
      <number:day number:style="long"/>
      <number:text>-</number:text>
      <number:year number:style="long"/>
    </number:date-style>
    <number:date-style style:name="N125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2/27/2020</text:date>, <text:time>23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28:38.60</meta:creation-date>
    <dc:date>2020-02-27T23:09:43.21</dc:date>
    <meta:editing-duration>P1DT19H47M52S</meta:editing-duration>
    <meta:editing-cycles>1</meta:editing-cycles>
    <meta:document-statistic meta:table-count="3" meta:cell-count="910" meta:object-count="0"/>
    <meta:generator>OpenOffice/4.1.7$Win32 OpenOffice.org_project/417m1$Build-9800</meta:generator>
  </office:meta>
</office:document-meta>
</file>